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dcd807" style:text-align-source="fix" style:repeat-content="false"/>
      <style:paragraph-properties fo:text-align="end" fo:margin-left="0in"/>
      <style:text-properties fo:color="#000000"/>
    </style:style>
    <style:style style:name="ce26" style:family="table-cell" style:parent-style-name="Default">
      <style:table-cell-properties fo:background-color="#0000ee"/>
    </style:style>
    <style:style style:name="ce3" style:family="table-cell" style:parent-style-name="Default">
      <style:table-cell-properties fo:background-color="#3bc104" style:text-align-source="fix" style:repeat-content="false"/>
      <style:paragraph-properties fo:text-align="end" fo:margin-left="0in"/>
      <style:text-properties fo:color="#000000"/>
    </style:style>
    <style:style style:name="ce4" style:family="table-cell" style:parent-style-name="Default">
      <style:table-cell-properties fo:background-color="#c9211e" style:text-align-source="fix" style:repeat-content="false"/>
      <style:paragraph-properties fo:text-align="end" fo:margin-left="0in"/>
      <style:text-properties fo:color="#000000"/>
    </style:style>
    <style:style style:name="ce5" style:family="table-cell" style:parent-style-name="Default">
      <style:table-cell-properties fo:background-color="#6f5cd8" style:text-align-source="fix" style:repeat-content="false"/>
      <style:paragraph-properties fo:text-align="end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7" style:family="table-cell" style:parent-style-name="Default" style:data-style-name="N122">
      <style:table-cell-properties fo:background-color="#3bc104" style:text-align-source="fix" style:repeat-content="false"/>
      <style:paragraph-properties fo:text-align="end" fo:margin-left="0in"/>
      <style:text-properties fo:color="#000000"/>
    </style:style>
    <style:style style:name="ce8" style:family="table-cell" style:parent-style-name="Default">
      <style:table-cell-properties fo:background-color="#3bc104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dcd807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000000"/>
    </style:style>
    <style:style style:name="ce24" style:family="table-cell" style:parent-style-name="Default">
      <style:table-cell-properties fo:background-color="#6f5cd8" style:text-align-source="fix" style:repeat-content="false"/>
      <style:paragraph-properties fo:text-align="end" fo:margin-left="0in"/>
      <style:text-properties fo:color="#ffffff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0000ee" style:text-align-source="fix" style:repeat-content="false"/>
      <style:paragraph-properties fo:text-align="end" fo:margin-left="0in"/>
      <style:text-properties fo:color="#000000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dcd807" style:text-align-source="fix" style:repeat-content="false"/>
      <style:paragraph-properties fo:text-align="end" fo:margin-left="0in"/>
      <style:text-properties fo:color="#000000"/>
    </style:style>
    <style:style style:name="ce37" style:family="table-cell" style:parent-style-name="Default">
      <style:table-cell-properties fo:background-color="#3bc104" style:text-align-source="fix" style:repeat-content="false"/>
      <style:paragraph-properties fo:text-align="end" fo:margin-left="0in"/>
      <style:text-properties fo:color="#000000"/>
    </style:style>
    <style:style style:name="ce38" style:family="table-cell" style:parent-style-name="Default">
      <style:table-cell-properties fo:background-color="#c9211e" style:text-align-source="fix" style:repeat-content="false"/>
      <style:paragraph-properties fo:text-align="end" fo:margin-left="0in"/>
      <style:text-properties fo:color="#000000"/>
    </style:style>
    <style:style style:name="ce39" style:family="table-cell" style:parent-style-name="Default">
      <style:table-cell-properties fo:background-color="#6f5cd8" style:text-align-source="fix" style:repeat-content="false"/>
      <style:paragraph-properties fo:text-align="end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1" style:family="table-cell" style:parent-style-name="Default" style:data-style-name="N122">
      <style:table-cell-properties fo:background-color="#3bc104" style:text-align-source="fix" style:repeat-content="false"/>
      <style:paragraph-properties fo:text-align="end" fo:margin-left="0in"/>
      <style:text-properties fo:color="#000000"/>
    </style:style>
    <style:style style:name="ce42" style:family="table-cell" style:parent-style-name="Default">
      <style:table-cell-properties fo:background-color="#3bc104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dcd807"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ackground-color="#c9211e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0000ee"/>
    </style:style>
    <style:style style:name="ce46" style:family="table-cell" style:parent-style-name="Default">
      <style:table-cell-properties fo:background-color="#0000ee" style:text-align-source="fix" style:repeat-content="false"/>
      <style:paragraph-properties fo:text-align="end" fo:margin-left="0in"/>
      <style:text-properties fo:color="#000000"/>
    </style:style>
    <style:style style:name="ce47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49" style:family="table-cell" style:parent-style-name="Default">
      <style:table-cell-properties fo:background-color="#6f5cd8" style:text-align-source="fix" style:repeat-content="false"/>
      <style:paragraph-properties fo:text-align="end" fo:margin-left="0in"/>
      <style:text-properties fo:color="#ffffff"/>
    </style:style>
    <style:style style:name="ce50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S1" table:style-name="ta1">
        <table:table-column table:style-name="co1" table:default-cell-style-name="ce35"/>
        <table:table-column table:style-name="co2" table:default-cell-style-name="ce40"/>
        <table:table-column table:style-name="co1" table:default-cell-style-name="ce40"/>
        <table:table-column table:style-name="co1" table:number-columns-repeated="1021" table:default-cell-style-name="ce35"/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  <table:table-cell table:style-name="ce42"/>
          <table:table-cell office:value-type="string" calcext:value-type="string">
            <text:p>fi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  <table:table-cell table:style-name="ce43"/>
          <table:table-cell office:value-type="string" calcext:value-type="string">
            <text:p>absen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  <table:table-cell table:style-name="ce44"/>
          <table:table-cell office:value-type="string" calcext:value-type="string">
            <text:p>bad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  <table:table-cell table:style-name="ce39"/>
          <table:table-cell office:value-type="string" calcext:value-type="string">
            <text:p>calibrate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  <table:table-cell table:style-name="ce45"/>
          <table:table-cell table:style-name="Default" office:value-type="string" calcext:value-type="string">
            <text:p>very bad resolution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9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9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9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9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2" table:style-name="ta1">
        <table:table-column table:style-name="co1" table:default-cell-style-name="ce35"/>
        <table:table-column table:style-name="co2" table:default-cell-style-name="ce48"/>
        <table:table-column table:style-name="co1" table:default-cell-style-name="ce48"/>
        <table:table-column table:style-name="co1" table:number-columns-repeated="1021" table:default-cell-style-name="ce35"/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4"/>
          <table:table-cell table:style-name="ce42"/>
          <table:table-cell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4"/>
          <table:table-cell table:style-name="ce43"/>
          <table:table-cell office:value-type="string" calcext:value-type="string">
            <text:p>absen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4"/>
          <table:table-cell table:style-name="ce44"/>
          <table:table-cell office:value-type="string" calcext:value-type="string">
            <text:p>ba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4"/>
          <table:table-cell table:style-name="ce49"/>
          <table:table-cell office:value-type="string" calcext:value-type="string">
            <text:p>calibrate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4"/>
          <table:table-cell table:style-name="ce50"/>
          <table:table-cell office:value-type="string" calcext:value-type="string">
            <text:p>Bad resolution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4"/>
          <table:table-cell table:style-name="ce45"/>
          <table:table-cell table:style-name="Default" office:value-type="string" calcext:value-type="string">
            <text:p>very bad resolution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/>
          <table:table-cell office:value-type="string" calcext:value-type="string">
            <text:p>very bad resolution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/>
          <table:table-cell office:value-type="string" calcext:value-type="string">
            <text:p>very bad resolution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/>
          <table:table-cell office:value-type="string" calcext:value-type="string">
            <text:p>very bad resolution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3" table:style-name="ta1">
        <table:table-column table:style-name="co1" table:default-cell-style-name="ce35"/>
        <table:table-column table:style-name="co2" table:default-cell-style-name="ce51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3"/>
          <table:table-cell table:style-name="ce42"/>
          <table:table-cell table:style-name="ce35" office:value-type="string" calcext:value-type="string">
            <text:p>f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43"/>
          <table:table-cell table:style-name="ce35" office:value-type="string" calcext:value-type="string">
            <text:p>abs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3"/>
          <table:table-cell table:style-name="ce44"/>
          <table:table-cell table:style-name="ce35" office:value-type="string" calcext:value-type="string">
            <text:p>b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3"/>
          <table:table-cell table:style-name="ce49"/>
          <table:table-cell table:style-name="ce35" office:value-type="string" calcext:value-type="string">
            <text:p>calibr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3"/>
          <table:table-cell table:style-name="ce50"/>
          <table:table-cell table:style-name="ce35" office:value-type="string" calcext:value-type="string">
            <text:p>Bad resolu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45"/>
          <table:table-cell office:value-type="string" calcext:value-type="string">
            <text:p>very bad resolu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5"/>
        </table:table-row>
        <table:table-row table:style-name="ro1" table:number-rows-repeated="104844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S4" table:style-name="ta1">
        <table:table-column table:style-name="co1" table:default-cell-style-name="ce35"/>
        <table:table-column table:style-name="co2" table:default-cell-style-name="ce51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</text:p>
          </table:table-cell>
          <table:table-cell table:number-columns-repeated="3"/>
          <table:table-cell table:style-name="ce42"/>
          <table:table-cell table:style-name="ce35" office:value-type="string" calcext:value-type="string">
            <text:p>f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number-columns-repeated="3"/>
          <table:table-cell table:style-name="ce43"/>
          <table:table-cell table:style-name="ce35" office:value-type="string" calcext:value-type="string">
            <text:p>abs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44"/>
          <table:table-cell table:style-name="ce35" office:value-type="string" calcext:value-type="string">
            <text:p>b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49"/>
          <table:table-cell table:style-name="ce35" office:value-type="string" calcext:value-type="string">
            <text:p>calibr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50"/>
          <table:table-cell table:style-name="ce35" office:value-type="string" calcext:value-type="string">
            <text:p>Bad resolu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3"/>
          <table:table-cell table:style-name="ce45"/>
          <table:table-cell office:value-type="string" calcext:value-type="string">
            <text:p>very bad resolu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6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/>
          <table:table-cell office:value-type="string" calcext:value-type="string">
            <text:p>very bad resolution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7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number-columns-repeated="5"/>
        </table:table-row>
        <table:table-row table:style-name="ro1" table:number-rows-repeated="10484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S1.A1:TS1.C12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6:01:59.184262906</meta:creation-date>
    <dc:date>2024-10-25T15:10:21.218766395</dc:date>
    <meta:editing-duration>PT1H11M26S</meta:editing-duration>
    <meta:editing-cycles>11</meta:editing-cycles>
    <meta:generator>LibreOffice/7.3.7.2$Linux_X86_64 LibreOffice_project/30$Build-2</meta:generator>
    <meta:document-statistic meta:table-count="4" meta:cell-count="1563" meta:object-count="0"/>
  </office:meta>
</office:document-meta>
</file>